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646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3.513cm" style:use-optimal-column-width="false"/>
    </style:style>
    <style:style style:name="co4" style:family="table-column">
      <style:table-column-properties style:column-width="5.44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5.238cm"/>
    </style:style>
    <style:style style:name="ro3" style:family="table-row">
      <style:table-row-properties style:row-height="1.157cm"/>
    </style:style>
    <style:style style:name="ro4" style:family="table-row">
      <style:table-row-properties style:row-height="2.39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645cm" svg:height="8.153cm" svg:x="0.992cm" svg:y="0.966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sun3">
                <text:p>Complex</text:p>
              </table:table-cell>
            </table:table-row>
            <table:table-row table:style-name="ro1">
              <table:table-cell table:style-name="sun2">
                <text:p>name</text:p>
              </table:table-cell>
            </table:table-row>
            <table:table-row table:style-name="ro2">
              <table:table-cell table:style-name="sun1">
                <text:p>address</text:p>
                <text:p><text:s text:c="4"/>street_address</text:p>
                <text:p><text:s text:c="8"/>street_num</text:p>
                <text:p><text:s text:c="8"/>street_name</text:p>
                <text:p><text:s text:c="4"/>city</text:p>
                <text:p><text:s text:c="4"/>prov</text:p>
                <text:p><text:s text:c="4"/>postal</text:p>
              </table:table-cell>
            </table:table-row>
            <table:table-row table:style-name="ro1">
              <table:table-cell table:style-name="sun2">
                <text:p>phone_nu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145cm" svg:height="4.627cm" svg:x="7.837cm" svg:y="0.972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sun3">
                <text:p>Theater</text:p>
              </table:table-cell>
            </table:table-row>
            <table:table-row table:style-name="ro3">
              <table:table-cell table:style-name="sun2">
                <text:p>number</text:p>
              </table:table-cell>
            </table:table-row>
            <table:table-row table:style-name="ro3">
              <table:table-cell table:style-name="sun1">
                <text:p>max_seats</text:p>
              </table:table-cell>
            </table:table-row>
            <table:table-row table:style-name="ro3">
              <table:table-cell table:style-name="sun2">
                <text:p>screen_siz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512cm" svg:height="9.197cm" svg:x="7.887cm" svg:y="7.088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sun3">
                <text:p>Movie</text:p>
              </table:table-cell>
            </table:table-row>
            <table:table-row table:style-name="ro1">
              <table:table-cell table:style-name="sun2">
                <text:p>title</text:p>
              </table:table-cell>
            </table:table-row>
            <table:table-row table:style-name="ro1">
              <table:table-cell table:style-name="sun1">
                <text:p>run_time</text:p>
              </table:table-cell>
            </table:table-row>
            <table:table-row table:style-name="ro1">
              <table:table-cell table:style-name="sun2">
                <text:p>rating</text:p>
              </table:table-cell>
            </table:table-row>
            <table:table-row table:style-name="ro4">
              <table:table-cell table:style-name="sun1">
                <text:p>director</text:p>
                <text:p><text:s text:c="4"/>f_name</text:p>
                <text:p><text:s text:c="4"/>l_name</text:p>
              </table:table-cell>
            </table:table-row>
            <table:table-row table:style-name="ro1">
              <table:table-cell table:style-name="sun2">
                <text:p>actors</text:p>
              </table:table-cell>
            </table:table-row>
            <table:table-row table:style-name="ro1">
              <table:table-cell table:style-name="sun1">
                <text:p>synopsis</text:p>
              </table:table-cell>
            </table:table-row>
            <table:table-row table:style-name="ro1">
              <table:table-cell table:style-name="sun2">
                <text:p>supplie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445cm" svg:height="10.547cm" svg:x="0.939cm" svg:y="10.065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sun3">
                <text:p>Company</text:p>
              </table:table-cell>
            </table:table-row>
            <table:table-row table:style-name="ro1">
              <table:table-cell table:style-name="sun2">
                <text:p>name</text:p>
              </table:table-cell>
            </table:table-row>
            <table:table-row table:style-name="ro2">
              <table:table-cell table:style-name="sun1">
                <text:p>address</text:p>
                <text:p><text:s text:c="4"/>street_address</text:p>
                <text:p><text:s text:c="8"/>street_num</text:p>
                <text:p><text:s text:c="8"/>street_name</text:p>
                <text:p><text:s text:c="4"/>city</text:p>
                <text:p><text:s text:c="4"/>prov</text:p>
                <text:p><text:s text:c="4"/>postal</text:p>
              </table:table-cell>
            </table:table-row>
            <table:table-row table:style-name="ro1">
              <table:table-cell table:style-name="sun2">
                <text:p>phone_num</text:p>
              </table:table-cell>
            </table:table-row>
            <table:table-row table:style-name="ro4">
              <table:table-cell table:style-name="sun1">
                <text:p>contact</text:p>
                <text:p><text:s text:c="4"/>f_name</text:p>
                <text:p><text:s text:c="4"/>l_name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3T13:13:05.731067699</dc:date>
    <meta:editing-duration>PT3M4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